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Festplatte aus SD-Karten</text:p>
          </draw:text-box>
        </draw:frame>
        <draw:frame presentation:style-name="pr2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1">Vorteil: modular</text:span></text:p>
              </text:list-item>
              <text:list-item>
                <text:p><text:span text:style-name="T1">Speichergröße anpassbar</text:span></text:p>
              </text:list-item>
              <text:list-item>
                <text:p><text:span text:style-name="T1">Wartung: defekte Speicherbausteine ersetzbar</text:span></text:p>
              </text:list-item>
              <text:list-item>
                <text:p><text:span text:style-name="T1">Module aus handelsüblichem Speicher</text:span></text:p>
              </text:list-item>
              <text:list-item>
                <text:p><text:span text:style-name="T1">Offener Controller: effiziente, systemunabhängige Operationen möglich, z.B. Spiegelung/RAID-Set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alisierung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Formfaktor: Festplatte, 3.5“ und 2.5“ denkbar</text:span></text:p>
              </text:list-item>
              <text:list-item>
                <text:p><text:span text:style-name="T1">SD- und µSD-Karten denkbar</text:span></text:p>
              </text:list-item>
              <text:list-item>
                <text:p><text:span text:style-name="T1">z.B. 3.5“:</text:span></text:p>
              </text:list-item>
              <text:list-item>
                <text:p><text:span text:style-name="T1">2 Seiten, links rechts, jeweils 4 SD-Karten</text:span></text:p>
              </text:list-item>
              <text:list-item>
                <text:p><text:span text:style-name="T1">mehrere Stockwerke denkbar, z.B.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4T14:36:44</meta:creation-date>
    <dc:date>2014-02-04T15:54:35</dc:date>
    <meta:editing-duration>PT1H2M41S</meta:editing-duration>
    <meta:editing-cycles>2</meta:editing-cycles>
    <meta:generator>LibreOffice/4.0.3.3$Linux_x86 LibreOffice_project/400m0$Build-3</meta:generator>
    <meta:document-statistic meta:object-count="31"/>
  </office:meta>
</office:document-meta>
</file>